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50000033C02CB14E5C144C4AF.png" manifest:media-type="image/png"/>
  <manifest:file-entry manifest:full-path="Pictures/10000001000002D600000159BBB090F1FC7853A3.png" manifest:media-type="image/png"/>
  <manifest:file-entry manifest:full-path="Pictures/10000001000002160000006485D6E1A87E6C168F.png" manifest:media-type="image/png"/>
  <manifest:file-entry manifest:full-path="Pictures/10000001000002DF00000341D2A2285D35D3D221.png" manifest:media-type="image/png"/>
  <manifest:file-entry manifest:full-path="Pictures/10000001000002E3000002C08FBAE117EAFA44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.141cm" svg:y="0.376cm" svg:width="17cm" svg:height="19.415cm" draw:z-index="0"><draw:image xlink:href="Pictures/10000001000002D50000033C02CB14E5C144C4AF.png" xlink:type="simple" xlink:show="embed" xlink:actuate="onLoad" draw:mime-type="image/png"/></draw:frame></text:p>
      <text:p text:style-name="Standard"><draw:frame draw:style-name="fr3" draw:name="Imagen2" text:anchor-type="char" svg:width="17cm" svg:height="8.077cm" draw:z-index="1"><draw:image xlink:href="Pictures/10000001000002D600000159BBB090F1FC7853A3.png" xlink:type="simple" xlink:show="embed" xlink:actuate="onLoad" draw:mime-type="image/png"/></draw:frame><draw:frame draw:style-name="fr2" draw:name="Imagen3" text:anchor-type="char" svg:x="0.072cm" svg:y="8.493cm" svg:width="14.131cm" svg:height="2.646cm" draw:z-index="2"><draw:image xlink:href="Pictures/10000001000002160000006485D6E1A87E6C168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char" svg:x="0.085cm" svg:y="0.086cm" svg:width="11.481cm" svg:height="13.01cm" draw:z-index="3"><draw:image xlink:href="Pictures/10000001000002DF00000341D2A2285D35D3D2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width="12.206cm" svg:height="11.628cm" draw:z-index="4"><draw:image xlink:href="Pictures/10000001000002E3000002C08FBAE117EAFA44C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4:10:01.623000000</meta:creation-date>
    <dc:date>2023-11-27T14:23:54.431000000</dc:date>
    <meta:editing-duration>PT13M52S</meta:editing-duration>
    <meta:editing-cycles>2</meta:editing-cycles>
    <meta:generator>LibreOffice/7.4.6.2$Windows_X86_64 LibreOffice_project/5b1f5509c2decdade7fda905e3e1429a67acd63d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